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Title">
      <style:text-properties fo:color="#000000" officeooo:rsid="000debbb" officeooo:paragraph-rsid="000debbb"/>
    </style:style>
    <style:style style:name="P3" style:family="paragraph" style:parent-style-name="Heading_20_1">
      <style:text-properties officeooo:rsid="000debbb" officeooo:paragraph-rsid="000debbb"/>
    </style:style>
    <style:style style:name="P4" style:family="paragraph" style:parent-style-name="Heading_20_1">
      <style:text-properties officeooo:rsid="0002b8a9" officeooo:paragraph-rsid="0002b8a9"/>
    </style:style>
    <style:style style:name="P5" style:family="paragraph" style:parent-style-name="Text_20_body" style:list-style-name="L1">
      <style:text-properties officeooo:rsid="000debbb" officeooo:paragraph-rsid="000debbb"/>
    </style:style>
    <style:style style:name="P6" style:family="paragraph" style:parent-style-name="Text_20_body" style:list-style-name="L2">
      <style:text-properties officeooo:rsid="000debbb" officeooo:paragraph-rsid="000debbb"/>
    </style:style>
    <style:style style:name="P7" style:family="paragraph" style:parent-style-name="Text_20_body" style:list-style-name="L2">
      <style:text-properties officeooo:rsid="000debbb" officeooo:paragraph-rsid="000f42f7"/>
    </style:style>
    <style:style style:name="P8" style:family="paragraph" style:parent-style-name="Text_20_body" style:list-style-name="L1">
      <style:text-properties style:text-underline-style="none" fo:font-weight="normal" officeooo:rsid="000debbb" officeooo:paragraph-rsid="000debbb" style:font-weight-asian="normal" style:font-weight-complex="normal"/>
    </style:style>
    <style:style style:name="P9" style:family="paragraph" style:parent-style-name="Text_20_body" style:list-style-name="L1">
      <style:text-properties style:text-underline-style="none" fo:font-weight="normal" officeooo:rsid="000f42f7" officeooo:paragraph-rsid="000f42f7" style:font-weight-asian="normal" style:font-weight-complex="normal"/>
    </style:style>
    <style:style style:name="P10" style:family="paragraph" style:parent-style-name="Text_20_body" style:list-style-name="L2">
      <style:text-properties officeooo:rsid="000f42f7" officeooo:paragraph-rsid="000f42f7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f42f7" style:font-weight-asian="normal" style:font-weight-complex="normal"/>
    </style:style>
    <style:style style:name="T3" style:family="text">
      <style:text-properties officeooo:rsid="000f42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Katkaisusaha</text:span> – <text:span text:style-name="T3">Chopsaw</text:span><text:lin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1">Käyttö</text:h>
            <text:list xml:id="list306618763" text:style-name="L1">
              <text:list-item>
                <text:p text:style-name="P5">Vain puulle ja osalle muoveista</text:p>
                <text:list>
                  <text:list-item>
                    <text:p text:style-name="P5">Ei lasikuituvahvistettuja muoveja</text:p>
                  </text:list-item>
                  <text:list-item>
                    <text:p text:style-name="P5">Ei hiilikuituvahvistettuja muoveja</text:p>
                  </text:list-item>
                </text:list>
              </text:list-item>
              <text:list-item>
                <text:p text:style-name="P9">Käytä kuulosuojaimia</text:p>
              </text:list-item>
              <text:list-item>
                <text:p text:style-name="P9">Sahatessasi pitkiä kappaleita käytä sahapukkia tai pyydä toisen henkilön apua</text:p>
              </text:list-item>
              <text:list-item>
                <text:p text:style-name="P9">Käytön jälkeen imuroi sahanpuru pois suojakopin sisältä ja ympäristöstä</text:p>
              </text:list-item>
              <text:list-item>
                <text:p text:style-name="P9">Jos käänsit tai kallistit sahaa aseta se takaisin 90-asteen kulmaan</text:p>
              </text:list-item>
              <text:list-item>
                <text:p text:style-name="P9">Muista sammuttaa linja-laser</text:p>
              </text:list-item>
              <text:list-item>
                <text:p text:style-name="P8">Terä: 2<text:span text:style-name="T3">54mm 30mm keskireijällä</text:span></text:p>
              </text:list-item>
            </text:list>
          </table:table-cell>
          <table:table-cell table:style-name="Table1.A1" office:value-type="string">
            <text:h text:style-name="P3" text:outline-level="1">Usage</text:h>
            <text:list xml:id="list4089936350" text:style-name="L2">
              <text:list-item>
                <text:p text:style-name="P6">Only for wood and some plastics</text:p>
                <text:list>
                  <text:list-item>
                    <text:p text:style-name="P6">No glassfiber reinforced plastics</text:p>
                  </text:list-item>
                  <text:list-item>
                    <text:p text:style-name="P6">No carbonfiber reinforced plastics</text:p>
                  </text:list-item>
                </text:list>
              </text:list-item>
              <text:list-item>
                <text:p text:style-name="P7"><text:span text:style-name="T2">Use hearing protection</text:span></text:p>
              </text:list-item>
              <text:list-item>
                <text:p text:style-name="P7"><text:span text:style-name="T2">When cutting long boards use sawhorses or ask for help</text:span></text:p>
              </text:list-item>
              <text:list-item>
                <text:p text:style-name="P7"><text:span text:style-name="T2">After use clean the sawdust from inside the cover and around the saw</text:span></text:p>
              </text:list-item>
              <text:list-item>
                <text:p text:style-name="P7"><text:span text:style-name="T2">If you tilted the blade return it to 90 degree position</text:span></text:p>
              </text:list-item>
              <text:list-item>
                <text:p text:style-name="P10"><text:span text:style-name="T1">Remember to turn off the laser indicator</text:span></text:p>
              </text:list-item>
              <text:list-item>
                <text:p text:style-name="P10"><text:span text:style-name="T1">Blade: 254mm with 30mm bore</text:span></text:p>
              </text:list-item>
            </text:list>
          </table:table-cell>
        </table:table-row>
        <table:table-row>
          <table:table-cell table:style-name="Table1.A1" office:value-type="string">
            <text:h text:style-name="P4" text:outline-level="1"/>
          </table:table-cell>
          <table:table-cell table:style-name="Table1.A1" office:value-type="string">
            <text:h text:style-name="P4" text:outline-level="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8-03-14T16:33:54.934684000</meta:print-date>
    <dc:date>2018-03-14T16:47:28.552310000</dc:date>
    <meta:editing-duration>P1DT49S</meta:editing-duration>
    <meta:editing-cycles>4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21" meta:word-count="134" meta:character-count="807" meta:non-whitespace-character-count="710"/>
  </office:meta>
</office:document-meta>
</file>